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mplitude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carrierFrequency</text:p>
          </table:table-cell>
          <table:table-cell office:value-type="string" calcext:value-type="string">
            <text:p>modEnv_Attack</text:p>
          </table:table-cell>
          <table:table-cell office:value-type="string" calcext:value-type="string">
            <text:p>modEnv_Curve</text:p>
          </table:table-cell>
          <table:table-cell office:value-type="string" calcext:value-type="string">
            <text:p>modEnv_Release</text:p>
          </table:table-cell>
          <table:table-cell office:value-type="string" calcext:value-type="string">
            <text:p>carMul</text:p>
          </table:table-cell>
          <table:table-cell office:value-type="string" calcext:value-type="string">
            <text:p>modMul</text:p>
          </table:table-cell>
          <table:table-cell office:value-type="string" calcext:value-type="string">
            <text:p>modAmt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0.166725" calcext:value-type="float">
            <text:p>0.166725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431" calcext:value-type="float">
            <text:p>3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.266866" calcext:value-type="float">
            <text:p>0.266866</text:p>
          </table:table-cell>
          <table:table-cell office:value-type="float" office:value="0.0833831" calcext:value-type="float">
            <text:p>0.0833831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76" calcext:value-type="float">
            <text:p>3.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.450489" calcext:value-type="float">
            <text:p>0.450489</text:p>
          </table:table-cell>
          <table:table-cell office:value-type="float" office:value="0.0999368" calcext:value-type="float">
            <text:p>0.0999368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.633835" calcext:value-type="float">
            <text:p>0.633835</text:p>
          </table:table-cell>
          <table:table-cell office:value-type="float" office:value="0.0666964" calcext:value-type="float">
            <text:p>0.0666964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14" calcext:value-type="float">
            <text:p>9.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.800618" calcext:value-type="float">
            <text:p>0.800618</text:p>
          </table:table-cell>
          <table:table-cell office:value-type="float" office:value="0.100041" calcext:value-type="float">
            <text:p>0.100041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51" calcext:value-type="float">
            <text:p>14.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0832629" calcext:value-type="float">
            <text:p>0.0832629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78" calcext:value-type="float">
            <text:p>21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.16758" calcext:value-type="float">
            <text:p>1.16758</text:p>
          </table:table-cell>
          <table:table-cell office:value-type="float" office:value="0.0834375" calcext:value-type="float">
            <text:p>0.0834375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902" calcext:value-type="float">
            <text:p>29.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.36775" calcext:value-type="float">
            <text:p>1.36775</text:p>
          </table:table-cell>
          <table:table-cell office:value-type="float" office:value="0.0666648" calcext:value-type="float">
            <text:p>0.0666648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029" calcext:value-type="float">
            <text:p>36.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.50114" calcext:value-type="float">
            <text:p>1.50114</text:p>
          </table:table-cell>
          <table:table-cell office:value-type="float" office:value="0.13341" calcext:value-type="float">
            <text:p>0.13341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3.737" calcext:value-type="float">
            <text:p>513.73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765" calcext:value-type="float">
            <text:p>36.7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amplitude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carrierFrequency</text:p>
          </table:table-cell>
          <table:table-cell office:value-type="string" calcext:value-type="string">
            <text:p>modEnv_Attack</text:p>
          </table:table-cell>
          <table:table-cell office:value-type="string" calcext:value-type="string">
            <text:p>modEnv_Curve</text:p>
          </table:table-cell>
          <table:table-cell office:value-type="string" calcext:value-type="string">
            <text:p>modEnv_Release</text:p>
          </table:table-cell>
          <table:table-cell office:value-type="string" calcext:value-type="string">
            <text:p>carMul</text:p>
          </table:table-cell>
          <table:table-cell office:value-type="string" calcext:value-type="string">
            <text:p>modMul</text:p>
          </table:table-cell>
          <table:table-cell office:value-type="string" calcext:value-type="string">
            <text:p>modAmt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262" calcext:value-type="float">
            <text:p>262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07" calcext:value-type="float">
            <text:p>1.00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262" calcext:value-type="float">
            <text:p>26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0007" calcext:value-type="float">
            <text:p>2.000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07" calcext:value-type="float">
            <text:p>1.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07" calcext:value-type="float">
            <text:p>1.0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" calcext:value-type="float">
            <text:p>0.8</text:p>
          </table:table-cell>
          <table:table-cell office:value-type="float" office:value="9.9" calcext:value-type="float">
            <text:p>9.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M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4:31:27.456811424</meta:creation-date>
    <dc:date>2019-05-01T16:12:52.119233478</dc:date>
    <meta:editing-duration>PT1H2M36S</meta:editing-duration>
    <meta:editing-cycles>1</meta:editing-cycles>
    <meta:document-statistic meta:table-count="1" meta:cell-count="266" meta:object-count="0"/>
    <meta:generator>LibreOffice/6.0.7.3$Linux_X86_64 LibreOffice_project/00m0$Build-3</meta:generator>
  </office:meta>
</office:document-meta>
</file>